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38ccd" officeooo:paragraph-rsid="00038ccd"/>
    </style:style>
    <style:style style:name="P2" style:family="paragraph" style:parent-style-name="Text_20_body">
      <style:text-properties officeooo:rsid="00038ccd" officeooo:paragraph-rsid="00038ccd"/>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T1" style:family="text">
      <style:text-properties officeooo:rsid="00038cc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urrent Status at 10.12.2024 08:35<text:line-break/><text:line-break/></text:h>
      <text:p text:style-name="P2">I have separated the code that starts the local instance of the OpenRGB Server into a separate script, RGB_ServerStarter.py. If I run this script by double clicking a shortcut that I have created in </text:p>
      <text:p text:style-name="P2">C:\Users\Mike\Desktop\RGB</text:p>
      <text:p text:style-name="P2">With properties:</text:p>
      <text:p text:style-name="P2">Target:</text:p>
      <text:p text:style-name="P2">C:\Users\Mike\AppData\Local\Programs\Python\Python312\python.exe "C:\Users\Mike\Software\Python\TWHK_Repository\rgb_lib\RGB_ServerStarter.py"</text:p>
      <text:p text:style-name="P2">Start in: C:\Users\Mike\software\Python\TWHK_Repository</text:p>
      <text:p text:style-name="P2">Run: Minimised</text:p>
      <text:p text:style-name="P2">It runs in a minimized cmd window called "StartOpenRGB", the OpenRGB Server process starts (visible under "Apps" in the Task Manager) and is available for connections so long as StartOpenRGB remains open. If the window gets closed, the OpenRGB Server process also terminates.</text:p>
      <text:p text:style-name="P2"/>
      <text:p text:style-name="P2">The rgb_control.py script is now simplified and is much faster. It no longer needs to start the OpenRGB server nor does it terminate it when the script finishes. It just checks whether the server is available and if so, connects and sets the RGB lighting according to the arguments provided.</text:p>
      <text:p text:style-name="P2"/>
      <text:p text:style-name="P2">Ok. What I am not 100% happy with is that the minimized StartOpenRGB window, although minimized, is still susceptible to being inadvertently closed. </text:p>
      <text:p text:style-name="P2"/>
      <text:p text:style-name="P2">Requirements:</text:p>
      <text:p text:style-name="P2"/>
      <text:p text:style-name="P2">I would like it to have a very simple GUI, it should run the OpenRGB Server as a background process rather than an app, and the StartOpenRGB GUI should be available via the windows system tray rather than as a minimized cmd window. The GUI should initially only show information about the running OpenRGB Process and have a "Terminate" command button which will terminate the OpenRGB server process, a "Restart" command button to restart it. Closing the GUI should mimimize it back to the system tray and not actually close it.</text:p>
      <text:h text:style-name="Heading_20_3" text:outline-level="3"><text:soft-page-break/></text:h>
      <text:h text:style-name="Heading_20_3" text:outline-level="3"/>
      <text:h text:style-name="Heading_20_3" text:outline-level="3"><text:span text:style-name="T1">ChatGPT’s s</text:span>ummary of Current Situation and Requirements</text:h>
      <text:h text:style-name="Heading_20_4" text:outline-level="4">Current Setup:</text:h>
      <text:list text:style-name="L1">
        <text:list-item>
          <text:p text:style-name="P3"><text:span text:style-name="Strong_20_Emphasis">RGB_ServerStarter.py</text:span>:</text:p>
          <text:list>
            <text:list-item>
              <text:p text:style-name="P4">This script is responsible for starting the OpenRGB server.</text:p>
            </text:list-item>
            <text:list-item>
              <text:p text:style-name="P4">It is executed via a shortcut on the desktop with specific properties:</text:p>
              <text:list>
                <text:list-item>
                  <text:p text:style-name="P4"><text:span text:style-name="Strong_20_Emphasis">Target</text:span>: The Python interpreter with the script path as an argument.</text:p>
                </text:list-item>
                <text:list-item>
                  <text:p text:style-name="P4"><text:span text:style-name="Strong_20_Emphasis">Start in</text:span>: The directory containing the relevant Python scripts.</text:p>
                </text:list-item>
                <text:list-item>
                  <text:p text:style-name="P4"><text:span text:style-name="Strong_20_Emphasis">Run</text:span>: Minimized.</text:p>
                </text:list-item>
              </text:list>
            </text:list-item>
            <text:list-item>
              <text:p text:style-name="P4">When executed, it launches a minimized <text:span text:style-name="Source_20_Text">cmd</text:span> window titled <text:span text:style-name="Strong_20_Emphasis">StartOpenRGB</text:span>.</text:p>
            </text:list-item>
            <text:list-item>
              <text:p text:style-name="P4">The OpenRGB server process runs correctly in the background and remains functional until the <text:span text:style-name="Strong_20_Emphasis">StartOpenRGB</text:span> window is closed.</text:p>
            </text:list-item>
          </text:list>
        </text:list-item>
        <text:list-item>
          <text:p text:style-name="P3"><text:span text:style-name="Strong_20_Emphasis">rgb_control.py</text:span>:</text:p>
          <text:list>
            <text:list-item>
              <text:p text:style-name="P4">This script has been simplified:</text:p>
              <text:list>
                <text:list-item>
                  <text:p text:style-name="P4">It checks if the OpenRGB server is running and available.</text:p>
                </text:list-item>
                <text:list-item>
                  <text:p text:style-name="P4">If the server is running, it connects and performs its task of setting RGB lighting.</text:p>
                </text:list-item>
              </text:list>
            </text:list-item>
            <text:list-item>
              <text:p text:style-name="P3">The script does not manage the OpenRGB server lifecycle anymore, which improves performance.</text:p>
            </text:list-item>
          </text:list>
        </text:list-item>
      </text:list>
      <text:h text:style-name="Heading_20_4" text:outline-level="4">Issues with Current Setup:</text:h>
      <text:list text:style-name="L2">
        <text:list-item>
          <text:p text:style-name="P5">The minimized <text:span text:style-name="Source_20_Text">cmd</text:span> window used by <text:span text:style-name="Strong_20_Emphasis">StartOpenRGB</text:span> can be inadvertently closed, which terminates the OpenRGB server process.</text:p>
        </text:list-item>
      </text:list>
      <text:h text:style-name="Heading_20_4" text:outline-level="4">Requirements for Improvement:</text:h>
      <text:list text:style-name="L3">
        <text:list-item>
          <text:p text:style-name="P6"><text:span text:style-name="Strong_20_Emphasis">New GUI Application</text:span>:</text:p>
          <text:list>
            <text:list-item>
              <text:p text:style-name="P7">Replace the minimized <text:span text:style-name="Source_20_Text">cmd</text:span> window with a simple graphical user interface.</text:p>
            </text:list-item>
            <text:list-item>
              <text:p text:style-name="P7">Move the application's presence to the <text:span text:style-name="Strong_20_Emphasis">Windows system tray</text:span> rather than showing a minimized window.</text:p>
            </text:list-item>
          </text:list>
        </text:list-item>
        <text:list-item>
          <text:p text:style-name="P6"><text:span text:style-name="Strong_20_Emphasis">GUI Features</text:span>:</text:p>
          <text:list>
            <text:list-item>
              <text:p text:style-name="P7">Display basic information about the running OpenRGB server process.</text:p>
            </text:list-item>
            <text:list-item>
              <text:p text:style-name="P7">Provide the following command buttons:</text:p>
              <text:list>
                <text:list-item>
                  <text:p text:style-name="P7"><text:span text:style-name="Strong_20_Emphasis">Terminate</text:span>: Stops the OpenRGB server process.</text:p>
                </text:list-item>
                <text:list-item>
                  <text:p text:style-name="P7"><text:span text:style-name="Strong_20_Emphasis">Restart</text:span>: Restarts the OpenRGB server process.</text:p>
                </text:list-item>
              </text:list>
            </text:list-item>
            <text:list-item>
              <text:p text:style-name="P7">Ensure closing the GUI window minimizes it to the system tray instead of exiting the application.</text:p>
            </text:list-item>
          </text:list>
        </text:list-item>
        <text:list-item>
          <text:p text:style-name="P6"><text:span text:style-name="Strong_20_Emphasis">Background Process</text:span>:</text:p>
          <text:list>
            <text:list-item>
              <text:p text:style-name="P6">The OpenRGB server should run as a true <text:span text:style-name="Strong_20_Emphasis">background process</text:span> to reduce susceptibility to accidental termination.</text:p>
            </text:list-item>
          </text:list>
        </text:list-item>
      </text:list>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0T08:33:34.380000000</meta:creation-date>
    <dc:date>2024-12-10T08:35:54.963000000</dc:date>
    <meta:editing-duration>PT2M20S</meta:editing-duration>
    <meta:editing-cycles>2</meta:editing-cycles>
    <meta:generator>LibreOffice/24.8.3.2$Windows_X86_64 LibreOffice_project/48a6bac9e7e268aeb4c3483fcf825c94556d9f92</meta:generator>
    <meta:document-statistic meta:table-count="0" meta:image-count="0" meta:object-count="0" meta:page-count="3" meta:paragraph-count="42" meta:word-count="523" meta:character-count="3412" meta:non-whitespace-character-count="2952"/>
  </office:meta>
</office:document-meta>
</file>